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gmentWriteState.SegmentWriteState( DocumentsWriter docWriter , Directory directory , String segmentName , String docStoreSegmentName , int numDocs , int numDocsInStore , int termIndex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gmentWriteState.segmentFileName( String 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